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ALTA CONDORI ROCEND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90280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ONZALES URRUTIA, JORGE LUI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90280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PERALTA CONDORI, ROCEND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790280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5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80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0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9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2:26:2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